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00" draw:textarea-horizontal-align="justify" draw:textarea-vertical-align="middle" draw:auto-grow-height="false" fo:min-height="1.457cm" fo:min-width="1.207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3.56cm" fo:min-width="3.31cm"/>
    </style:style>
    <style:style style:name="gr3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782cm"/>
    </style:style>
    <style:style style:name="gr5" style:family="graphic" style:parent-style-name="standard">
      <style:graphic-properties draw:stroke="none" svg:stroke-color="#000000" draw:fill="none" draw:fill-color="#ffffff" fo:min-height="3.227cm"/>
    </style:style>
    <style:style style:name="gr6" style:family="graphic" style:parent-style-name="standard">
      <style:graphic-properties draw:stroke="none" svg:stroke-color="#000000" draw:fill="none" draw:fill-color="#ffffff" fo:min-height="5.245cm"/>
    </style:style>
    <style:style style:name="gr7" style:family="graphic" style:parent-style-name="standard">
      <style:graphic-properties draw:stroke="none" svg:stroke-color="#000000" draw:fill="none" draw:fill-color="#ffffff" fo:min-height="1.909cm"/>
    </style:style>
    <style:style style:name="P1" style:family="paragraph">
      <loext:graphic-properties draw:fill-color="#ff33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00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3300" fo:font-size="36pt" style:font-size-asian="18pt" style:font-size-complex="18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ff3300" fo:font-size="36pt" style:font-size-asian="18pt" style:font-size-complex="18pt"/>
    </style:style>
    <style:style style:name="T3" style:family="text">
      <style:text-properties fo:font-variant="normal" fo:text-transform="none" fo:color="#ff3300" style:text-outline="false" style:text-line-through-style="none" style:text-line-through-type="none" style:font-name="Cambria" fo:font-size="36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33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413cm" svg:height="2.413cm" svg:x="6.731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413cm" svg:height="2.413cm" svg:x="12.446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413cm" svg:height="2.413cm" svg:x="18.034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81cm" svg:height="3.81cm" svg:x="11.811cm" svg:y="0.54cm">
          <text:p text:style-name="P2"><text:span text:style-name="T1">36x3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716cm" svg:y1="4.35cm" svg:x2="7.811cm" svg:y2="6.42cm" draw:end-shape="id1" draw:end-glue-point="4" svg:d="M13716 4350l-5905 2070" svg:viewBox="0 0 5906 2071">
          <text:p/>
        </draw:connector>
        <draw:connector draw:style-name="gr3" draw:text-style-name="P4" draw:layer="layout" draw:type="line" svg:x1="13.716cm" svg:y1="4.35cm" svg:x2="13.526cm" svg:y2="6.547cm" draw:start-shape="id2" draw:start-glue-point="2" draw:end-shape="id3" draw:end-glue-point="4" svg:d="M13716 4350l-190 2197" svg:viewBox="0 0 191 2198">
          <text:p/>
        </draw:connector>
        <draw:connector draw:style-name="gr3" draw:text-style-name="P4" draw:layer="layout" draw:type="line" svg:x1="13.716cm" svg:y1="4.35cm" svg:x2="19.113cm" svg:y2="6.547cm" draw:start-shape="id2" draw:start-glue-point="2" draw:end-shape="id4" svg:d="M13716 4350l5397 2197" svg:viewBox="0 0 5398 2198">
          <text:p/>
        </draw:connector>
        <draw:frame draw:style-name="gr4" draw:text-style-name="P5" draw:layer="layout" svg:width="4.445cm" svg:height="2.032cm" svg:x="5.08cm" svg:y="1.429cm">
          <draw:text-box>
            <text:p><text:span text:style-name="T2">Input</text:span></text:p>
          </draw:text-box>
        </draw:frame>
        <draw:frame draw:style-name="gr5" draw:text-style-name="P5" draw:layer="layout" svg:width="8.255cm" svg:height="3.477cm" svg:x="19.304cm" svg:y="0.413cm">
          <draw:text-box>
            <text:p><text:span text:style-name="T3">170309</text:span><text:span text:style-name="T4"> </text:span><text:span text:style-name="T2">Parameters</text:span></text:p>
          </draw:text-box>
        </draw:frame>
        <draw:frame draw:style-name="gr4" draw:text-style-name="P5" draw:layer="layout" svg:width="8.509cm" svg:height="2.032cm" svg:x="11.557cm" svg:y="18.923cm">
          <draw:text-box>
            <text:p><text:span text:style-name="T2">5 Probabilities</text:span></text:p>
          </draw:text-box>
        </draw:frame>
        <draw:custom-shape draw:style-name="gr1" draw:text-style-name="P1" xml:id="id6" draw:id="id6" draw:layer="layout" svg:width="2.413cm" svg:height="2.413cm" svg:x="4.978cm" svg:y="1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413cm" svg:height="2.413cm" svg:x="9.458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413cm" svg:height="2.413cm" svg:x="14.16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413cm" svg:height="2.413cm" svg:x="19.118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413cm" svg:height="2.413cm" svg:x="23.998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45cm" svg:height="2.032cm" svg:x="10.033cm" svg:y="11.303cm">
          <draw:text-box>
            <text:p><text:span text:style-name="T2">...</text:span></text:p>
          </draw:text-box>
        </draw:frame>
        <draw:frame draw:style-name="gr4" draw:text-style-name="P5" draw:layer="layout" svg:width="4.445cm" svg:height="2.032cm" svg:x="15.748cm" svg:y="11.303cm">
          <draw:text-box>
            <text:p><text:span text:style-name="T2">...</text:span></text:p>
          </draw:text-box>
        </draw:frame>
        <draw:connector draw:style-name="gr3" draw:text-style-name="P4" draw:layer="layout" draw:type="line" svg:x1="7.938cm" svg:y1="13.589cm" svg:x2="6.185cm" svg:y2="15.802cm" draw:start-shape="id5" draw:start-glue-point="8" draw:end-shape="id6" draw:end-glue-point="4" svg:d="M7938 13589l-1753 2213" svg:viewBox="0 0 1754 2214">
          <text:p/>
        </draw:connector>
        <draw:connector draw:style-name="gr3" draw:text-style-name="P4" draw:layer="layout" draw:type="line" svg:x1="7.938cm" svg:y1="13.589cm" svg:x2="10.665cm" svg:y2="15.775cm" draw:start-shape="id5" draw:start-glue-point="8" draw:end-shape="id7" draw:end-glue-point="4" svg:d="M7938 13589l2727 2186" svg:viewBox="0 0 2728 2187">
          <text:p/>
        </draw:connector>
        <draw:connector draw:style-name="gr3" draw:text-style-name="P4" draw:layer="layout" draw:type="line" svg:x1="7.938cm" svg:y1="13.589cm" svg:x2="15.371cm" svg:y2="15.748cm" draw:start-shape="id5" draw:start-glue-point="8" draw:end-shape="id8" svg:d="M7938 13589l7433 2159" svg:viewBox="0 0 7434 2160">
          <text:p/>
        </draw:connector>
        <draw:connector draw:style-name="gr3" draw:text-style-name="P4" draw:layer="layout" draw:type="line" svg:x1="7.938cm" svg:y1="13.589cm" svg:x2="20.324cm" svg:y2="15.748cm" draw:start-shape="id5" draw:start-glue-point="8" draw:end-shape="id9" svg:d="M7938 13589l12386 2159" svg:viewBox="0 0 12387 2160">
          <text:p/>
        </draw:connector>
        <draw:connector draw:style-name="gr3" draw:text-style-name="P4" draw:layer="layout" draw:type="line" svg:x1="7.938cm" svg:y1="13.589cm" svg:x2="25.204cm" svg:y2="15.775cm" draw:start-shape="id5" draw:start-glue-point="8" draw:end-shape="id10" svg:d="M7938 13589l17266 2186" svg:viewBox="0 0 17267 2187">
          <text:p/>
        </draw:connector>
        <draw:connector draw:style-name="gr3" draw:text-style-name="P4" draw:layer="layout" draw:type="line" svg:x1="13.653cm" svg:y1="13.716cm" svg:x2="6.185cm" svg:y2="15.802cm" draw:start-shape="id11" draw:start-glue-point="8" draw:end-shape="id6" draw:end-glue-point="4" svg:d="M13653 13716l-7468 2086" svg:viewBox="0 0 7469 2087">
          <text:p/>
        </draw:connector>
        <draw:connector draw:style-name="gr3" draw:text-style-name="P4" draw:layer="layout" draw:type="line" svg:x1="13.653cm" svg:y1="13.716cm" svg:x2="10.665cm" svg:y2="15.775cm" draw:start-shape="id11" draw:start-glue-point="8" draw:end-shape="id7" draw:end-glue-point="4" svg:d="M13653 13716l-2988 2059" svg:viewBox="0 0 2989 2060">
          <text:p/>
        </draw:connector>
        <draw:connector draw:style-name="gr3" draw:text-style-name="P4" draw:layer="layout" draw:type="line" svg:x1="13.653cm" svg:y1="13.716cm" svg:x2="15.372cm" svg:y2="15.748cm" draw:start-shape="id11" draw:start-glue-point="8" draw:end-shape="id8" draw:end-glue-point="4" svg:d="M13653 13716l1719 2032" svg:viewBox="0 0 1720 2033">
          <text:p/>
        </draw:connector>
        <draw:connector draw:style-name="gr3" draw:text-style-name="P4" draw:layer="layout" draw:type="line" svg:x1="13.653cm" svg:y1="13.716cm" svg:x2="20.325cm" svg:y2="15.748cm" draw:start-shape="id11" draw:start-glue-point="8" draw:end-shape="id9" draw:end-glue-point="4" svg:d="M13653 13716l6672 2032" svg:viewBox="0 0 6673 2033">
          <text:p/>
        </draw:connector>
        <draw:connector draw:style-name="gr3" draw:text-style-name="P4" draw:layer="layout" draw:type="line" svg:x1="13.653cm" svg:y1="13.716cm" svg:x2="25.205cm" svg:y2="15.775cm" draw:start-shape="id11" draw:start-glue-point="8" draw:end-shape="id10" draw:end-glue-point="4" svg:d="M13653 13716l11552 2059" svg:viewBox="0 0 11553 2060">
          <text:p/>
        </draw:connector>
        <draw:connector draw:style-name="gr3" draw:text-style-name="P4" draw:layer="layout" draw:type="line" svg:x1="19.241cm" svg:y1="13.716cm" svg:x2="25.205cm" svg:y2="15.782cm" draw:start-shape="id12" draw:start-glue-point="8" svg:d="M19241 13716l5964 2066" svg:viewBox="0 0 5965 2067">
          <text:p/>
        </draw:connector>
        <draw:connector draw:style-name="gr3" draw:text-style-name="P4" draw:layer="layout" draw:type="line" svg:x1="19.241cm" svg:y1="13.716cm" svg:x2="20.325cm" svg:y2="15.748cm" draw:start-shape="id12" draw:start-glue-point="8" draw:end-shape="id9" draw:end-glue-point="4" svg:d="M19241 13716l1084 2032" svg:viewBox="0 0 1085 2033">
          <text:p/>
        </draw:connector>
        <draw:connector draw:style-name="gr3" draw:text-style-name="P4" draw:layer="layout" draw:type="line" svg:x1="19.241cm" svg:y1="13.716cm" svg:x2="15.372cm" svg:y2="15.748cm" draw:start-shape="id12" draw:start-glue-point="8" draw:end-shape="id8" draw:end-glue-point="4" svg:d="M19241 13716l-3869 2032" svg:viewBox="0 0 3870 2033">
          <text:p/>
        </draw:connector>
        <draw:connector draw:style-name="gr3" draw:text-style-name="P4" draw:layer="layout" draw:type="line" svg:x1="19.24cm" svg:y1="13.716cm" svg:x2="10.665cm" svg:y2="15.775cm" draw:start-shape="id12" draw:end-shape="id7" draw:end-glue-point="4" svg:d="M19240 13716l-8575 2059" svg:viewBox="0 0 8576 2060">
          <text:p/>
        </draw:connector>
        <draw:connector draw:style-name="gr3" draw:text-style-name="P4" draw:layer="layout" draw:type="line" svg:x1="19.241cm" svg:y1="13.716cm" svg:x2="6.185cm" svg:y2="15.802cm" draw:start-shape="id12" draw:start-glue-point="8" draw:end-shape="id6" draw:end-glue-point="4" svg:d="M19241 13716l-13056 2086" svg:viewBox="0 0 13057 2087">
          <text:p/>
        </draw:connector>
        <draw:custom-shape draw:style-name="gr1" draw:text-style-name="P1" xml:id="id1" draw:id="id1" draw:layer="layout" svg:width="2.413cm" svg:height="2.413cm" svg:x="6.604cm" svg:y="6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413cm" svg:height="2.413cm" svg:x="12.319cm" svg:y="6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413cm" svg:height="2.413cm" svg:x="17.907cm" svg:y="6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445cm" svg:height="2.032cm" svg:x="10.16cm" svg:y="6.674cm">
          <draw:text-box>
            <text:p><text:span text:style-name="T2">...</text:span></text:p>
          </draw:text-box>
        </draw:frame>
        <draw:frame draw:style-name="gr4" draw:text-style-name="P5" draw:layer="layout" svg:width="4.445cm" svg:height="2.032cm" svg:x="15.621cm" svg:y="6.674cm">
          <draw:text-box>
            <text:p><text:span text:style-name="T2">...</text:span></text:p>
          </draw:text-box>
        </draw:frame>
        <draw:connector draw:style-name="gr3" draw:text-style-name="P4" draw:layer="layout" draw:type="line" svg:x1="7.811cm" svg:y1="8.833cm" svg:x2="7.938cm" svg:y2="11.176cm" draw:start-shape="id1" draw:start-glue-point="8" draw:end-shape="id5" draw:end-glue-point="4" svg:d="M7811 8833l127 2343" svg:viewBox="0 0 128 2344">
          <text:p/>
        </draw:connector>
        <draw:connector draw:style-name="gr3" draw:text-style-name="P4" draw:layer="layout" draw:type="line" svg:x1="7.811cm" svg:y1="8.833cm" svg:x2="13.653cm" svg:y2="11.303cm" draw:start-shape="id1" draw:start-glue-point="8" draw:end-shape="id11" draw:end-glue-point="4" svg:d="M7811 8833l5842 2470" svg:viewBox="0 0 5843 2471">
          <text:p/>
        </draw:connector>
        <draw:connector draw:style-name="gr3" draw:text-style-name="P4" draw:layer="layout" draw:type="line" svg:x1="7.811cm" svg:y1="8.833cm" svg:x2="19.241cm" svg:y2="11.303cm" draw:start-shape="id1" draw:start-glue-point="8" draw:end-shape="id12" draw:end-glue-point="4" svg:d="M7811 8833l11430 2470" svg:viewBox="0 0 11431 2471">
          <text:p/>
        </draw:connector>
        <draw:connector draw:style-name="gr3" draw:text-style-name="P4" draw:layer="layout" draw:type="line" svg:x1="13.526cm" svg:y1="8.96cm" svg:x2="7.938cm" svg:y2="11.176cm" draw:start-shape="id3" draw:start-glue-point="8" draw:end-shape="id5" draw:end-glue-point="4" svg:d="M13526 8960l-5588 2216" svg:viewBox="0 0 5589 2217">
          <text:p/>
        </draw:connector>
        <draw:connector draw:style-name="gr3" draw:text-style-name="P4" draw:layer="layout" draw:type="line" svg:x1="13.526cm" svg:y1="8.96cm" svg:x2="13.653cm" svg:y2="11.303cm" draw:start-shape="id3" draw:start-glue-point="8" draw:end-shape="id11" draw:end-glue-point="4" svg:d="M13526 8960l127 2343" svg:viewBox="0 0 128 2344">
          <text:p/>
        </draw:connector>
        <draw:connector draw:style-name="gr3" draw:text-style-name="P4" draw:layer="layout" draw:type="line" svg:x1="13.526cm" svg:y1="8.96cm" svg:x2="19.241cm" svg:y2="11.303cm" draw:start-shape="id3" draw:start-glue-point="8" draw:end-shape="id12" draw:end-glue-point="4" svg:d="M13526 8960l5715 2343" svg:viewBox="0 0 5716 2344">
          <text:p/>
        </draw:connector>
        <draw:connector draw:style-name="gr3" draw:text-style-name="P4" draw:layer="layout" draw:type="line" svg:x1="19.114cm" svg:y1="8.96cm" svg:x2="7.938cm" svg:y2="11.176cm" draw:start-shape="id4" draw:start-glue-point="8" draw:end-shape="id5" draw:end-glue-point="4" svg:d="M19114 8960l-11176 2216" svg:viewBox="0 0 11177 2217">
          <text:p/>
        </draw:connector>
        <draw:connector draw:style-name="gr3" draw:text-style-name="P4" draw:layer="layout" draw:type="line" svg:x1="19.114cm" svg:y1="8.96cm" svg:x2="13.653cm" svg:y2="11.303cm" draw:start-shape="id4" draw:start-glue-point="8" draw:end-shape="id11" draw:end-glue-point="4" svg:d="M19114 8960l-5461 2343" svg:viewBox="0 0 5462 2344">
          <text:p/>
        </draw:connector>
        <draw:connector draw:style-name="gr3" draw:text-style-name="P4" draw:layer="layout" draw:type="line" svg:x1="19.114cm" svg:y1="8.96cm" svg:x2="19.241cm" svg:y2="11.303cm" draw:start-shape="id4" draw:start-glue-point="8" draw:end-shape="id12" draw:end-glue-point="4" svg:d="M19114 8960l127 2343" svg:viewBox="0 0 128 2344">
          <text:p/>
        </draw:connector>
        <draw:frame draw:style-name="gr6" draw:text-style-name="P5" draw:layer="layout" svg:width="5.207cm" svg:height="5.495cm" svg:x="0.635cm" svg:y="14.317cm">
          <draw:text-box>
            <text:p><text:span text:style-name="T2">Softmax Output</text:span></text:p>
          </draw:text-box>
        </draw:frame>
        <draw:frame draw:style-name="gr7" draw:text-style-name="P5" draw:layer="layout" svg:width="2.921cm" svg:height="2.159cm" svg:x="20.955cm" svg:y="6.604cm">
          <draw:text-box>
            <text:p><text:span text:style-name="T2">128</text:span></text:p>
          </draw:text-box>
        </draw:frame>
        <draw:frame draw:style-name="gr7" draw:text-style-name="P5" draw:layer="layout" svg:width="6.731cm" svg:height="3.747cm" svg:x="23.368cm" svg:y="5.905cm">
          <draw:text-box>
            <text:p><text:span text:style-name="T2">Dense Nodes</text:span></text:p>
          </draw:text-box>
        </draw:frame>
        <draw:frame draw:style-name="gr7" draw:text-style-name="P5" draw:layer="layout" svg:width="2.921cm" svg:height="2.159cm" svg:x="21.082cm" svg:y="11.494cm">
          <draw:text-box>
            <text:p><text:span text:style-name="T2">32</text:span></text:p>
          </draw:text-box>
        </draw:frame>
        <draw:frame draw:style-name="gr7" draw:text-style-name="P5" draw:layer="layout" svg:width="6.731cm" svg:height="3.747cm" svg:x="23.495cm" svg:y="10.795cm">
          <draw:text-box>
            <text:p><text:span text:style-name="T2">Dense No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3151" svg:font-family="font315" style:font-pitch="variable"/>
    <style:font-face style:name="Courier New2" svg:font-family="'Courier New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2" svg:font-family="Calibri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font315" svg:font-family="font315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3pt" fo:language="en" fo:country="US" fo:font-weight="bold" style:font-name-asian="DejaVu Sans1" style:font-family-asian="'DejaVu Sans'" style:font-family-generic-asian="roman" style:font-pitch-asian="variable" style:font-size-asian="13pt" style:language-asian="en" style:country-asian="US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weight="bold" style:font-name-asian="DejaVu Sans1" style:font-family-asian="'DejaVu Sans'" style:font-family-generic-asian="roman" style:font-pitch-asian="variable" style:font-size-asian="11pt" style:language-asian="en" style:country-asian="US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style:font-name="Cambria" fo:font-family="Cambria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style:font-name="Cambria" fo:font-family="Cambria" style:font-family-generic="roman" style:font-pitch="variable" fo:font-size="10pt" fo:language="en" fo:country="US" fo:font-style="italic" style:font-name-asian="DejaVu Sans1" style:font-family-asian="'DejaVu Sans'" style:font-family-generic-asian="roman" style:font-pitch-asian="variable" style:font-size-asian="10pt" style:language-asian="en" style:country-asian="US" style:font-style-asian="italic" style:font-style-complex="italic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family-generic-asian="modern" style:font-pitch-asian="variable"/>
    </style:style>
    <style:style style:name="Document_20_Map_20_Char" style:display-name="Document Map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Intense_20_Reference" style:display-name="Intense Reference" style:family="graphic">
      <style:paragraph-properties style:text-autospace="none"/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fo:font-style="italic" style:font-style-asian="italic" style:font-style-complex="italic"/>
    </style:style>
    <style:style style:name="Quote_20_Char" style:display-name="Quote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style:font-name="Cambria" fo:font-family="Cambria" style:font-family-generic="roman" style:font-pitch="variable" fo:font-size="10pt" fo:font-style="italic" style:font-name-asian="DejaVu Sans1" style:font-family-asian="'DejaVu Sans'" style:font-family-generic-asian="roman" style:font-pitch-asian="variable" style:font-size-asian="10pt" style:font-style-asian="italic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style:font-name="Cambria" fo:font-family="Cambria" style:font-family-generic="roman" style:font-pitch="variable" fo:font-size="10pt" style:font-name-asian="DejaVu Sans1" style:font-family-asian="'DejaVu Sans'" style:font-family-generic-asian="roman" style:font-pitch-asian="variable" style:font-size-asian="10pt"/>
    </style:style>
    <style:style style:name="Heading_20_7_20_Char" style:display-name="Heading 7 Char" style:family="graphic">
      <style:paragraph-properties style:text-autospace="none"/>
      <style:text-properties fo:color="#40404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style:font-name="Cambria" fo:font-family="Cambria" style:font-family-generic="roman" style:font-pitch="variable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style:font-name="Cambria" fo:font-family="Cambria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1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Subtitle_20_Char" style:display-name="Subtitle Char" style:family="graphic">
      <style:paragraph-properties style:text-autospace="none"/>
      <style:text-properties fo:color="#4f81bd" style:font-name="Cambria" fo:font-family="Cambria" style:font-family-generic="roman" style:font-pitch="variable" fo:font-size="12pt" fo:letter-spacing="0.026cm" fo:font-style="italic" style:font-name-asian="DejaVu Sans1" style:font-family-asian="'DejaVu Sans'" style:font-family-generic-asian="roman" style:font-pitch-asian="variable" style:font-size-asian="12pt" style:font-style-asian="italic" style:font-style-complex="italic"/>
    </style:style>
    <style:style style:name="Title_20_Char" style:display-name="Title Char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DejaVu Sans1" style:font-family-asian="'DejaVu Sans'" style:font-family-generic-asian="roman" style:font-pitch-asian="variable" style:font-size-asian="26pt"/>
    </style:style>
    <style:style style:name="Footer_20_Char1" style:display-name="Foot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Header_20_Char1" style:display-name="Header Char1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Body_20_Text_20_Char" style:display-name="Body Text Char" style:family="graphic">
      <style:paragraph-properties style:text-autospace="none"/>
      <style:text-properties fo:color="#00000a" style:font-name-asian="font3151" style:font-family-asian="font315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Heading_20_3_20_Char" style:display-name="Heading 3 Ch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Heading_20_2_20_Char" style:display-name="Heading 2 Ch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1" style:font-family-asian="'DejaVu Sans'" style:font-family-generic-asian="roman" style:font-pitch-asian="variable" style:font-size-asian="13pt" style:font-weight-asian="bold" style:font-weight-complex="bold"/>
    </style:style>
    <style:style style:name="Heading_20_1_20_Char1" style:display-name="Heading 1 Char1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font3151" style:font-family-asian="font315" style:font-pitch-asian="variable" style:font-size-asian="14pt" style:language-asian="ar" style:country-asian="SA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de" style:family="graphic">
      <style:paragraph-properties style:text-autospace="none"/>
      <style:text-properties style:font-name="Courier New" fo:font-family="'Courier New'" style:font-family-generic="roman" style:font-pitch="variable" fo:font-weight="bold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font-weight-asian="bold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color="#4f81bd" fo:font-style="italic" fo:font-weight="bold" style:font-style-asian="italic" style:font-weight-asian="bold" style:font-style-complex="italic" style:font-weight-complex="bold"/>
    </style:style>
    <style:style style:name="Balloon_20_Text_20_Char" style:display-name="Balloon Text Char" style:family="graphic">
      <style:paragraph-properties style:text-autospace="none"/>
      <style:text-properties fo:color="#00000a"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ar" style:country-asian="SA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Document_20_Map" style:display-name="Document Map" style:family="graphic">
      <style:paragraph-properties fo:margin-top="0cm" fo:margin-bottom="0cm" fo:line-height="100%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fo:font-style="italic" style:font-name-asian="DejaVu Sans1" style:font-family-asian="'DejaVu Sans'" style:font-family-generic-asian="roman" style:font-pitch-asian="variable" style:font-size-asian="11pt" style:language-asian="en" style:country-asian="US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Bullet_20__5b_PACKT_5d_" style:display-name="Bullet [PACKT]" style:family="graphic">
      <style:paragraph-properties fo:margin-left="2.24cm" fo:margin-right="1.12cm" fo:margin-top="0cm" fo:margin-bottom="0.187cm" fo:line-height="100%" fo:text-align="start" fo:text-indent="0cm" style:text-autospace="none" style:writing-mode="lr-tb">
        <style:tab-stops>
          <style:tab-stop style:position="3.36cm"/>
        </style:tab-stops>
      </style:paragraph-properties>
      <style:text-properties fo:color="#00000a" style:font-name="Times New Roman" fo:font-family="'Times New Roman'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2pt" style:language-asian="en" style:country-asian="US"/>
    </style:style>
    <style:style style:name="Chapter_20_Number_20__5b_PACKT_5d_" style:display-name="Chapter Number [PACKT]" style:family="graphic">
      <style:paragraph-properties fo:margin-top="0cm" fo:margin-bottom="0.623cm" fo:line-height="100%" fo:text-align="end" style:text-autospace="none" style:writing-mode="lr-tb"/>
      <style:text-properties fo:color="#000000" style:font-name="Arial" fo:font-family="Arial" style:font-family-generic="roman" style:font-pitch="variable" fo:font-size="60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Chapter_20_Title_20__5b_PACKT_5d_" style:display-name="Chapter Title [PACKT]" style:family="graphic">
      <style:paragraph-properties fo:margin-top="0cm" fo:margin-bottom="2.614cm" fo:line-height="100%" fo:text-align="end" style:text-autospace="none" style:writing-mode="lr-tb"/>
      <style:text-properties fo:color="#000000" style:font-name="Arial" fo:font-family="Arial" style:font-family-generic="roman" style:font-pitch="variable" fo:font-size="28pt" fo:language="en" fo:country="GB" style:letter-kerning="true" style:font-name-asian="Arial2" style:font-family-asian="Arial" style:font-family-generic-asian="swiss" style:font-pitch-asian="variable" style:font-size-asian="16pt" style:language-asian="en" style:country-asian="US" style:font-weight-asian="bold"/>
    </style:style>
    <style:style style:name="Part_20__5b_PACKT_5d_" style:display-name="Part [PACKT]" style:family="graphic">
      <style:paragraph-properties fo:margin-left="2.24cm" fo:margin-right="2.24cm" fo:margin-top="0.561cm" fo:margin-bottom="0.561cm" fo:line-height="100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60pt" fo:language="en" fo:country="US" style:text-underline-style="solid" style:text-underline-width="auto" style:text-underline-color="font-color" fo:font-weight="bold" style:font-name-asian="Arial2" style:font-family-asian="Arial" style:font-family-generic-asian="swiss" style:font-pitch-asian="variable" style:font-size-asian="12pt" style:language-asian="en" style:country-asian="US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line-height="115%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fo:color="#00000a" style:font-name="DejaVu Sans Mono" fo:font-family="'DejaVu Sans Mono'" style:font-family-generic="roman" style:font-pitch="variable" fo:font-size="10pt" fo:language="en" fo:country="US" style:font-name-asian="DejaVu Sans Mono2" style:font-family-asian="'DejaVu Sans Mono'" style:font-family-generic-asian="modern" style:font-pitch-asian="variable" style:font-size-asian="10pt" style:language-asian="en" style:country-asian="US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omment_20_Subject1" style:display-name="Comment Subjec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font3151" style:font-family-asian="font315" style:font-pitch-asian="variable" style:font-size-asian="10pt" style:language-asian="en" style:country-asian="US" style:font-weight-asian="bold" style:font-weight-complex="bold"/>
    </style:style>
    <style:style style:name="Comment_20_Text1" style:display-name="Comment Text1" style:family="graphic">
      <style:paragraph-properties fo:margin-top="0cm" fo:margin-bottom="0.623cm" style:line-height-at-least="0.31cm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font3151" style:font-family-asian="font315" style:font-pitch-asian="variable" style:font-size-asian="10pt" style:language-asian="en" style:country-asian="US"/>
    </style:style>
    <style:style style:name="Caption1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ont3151" style:font-family-asian="font315" style:font-pitch-asian="variable" style:font-size-asian="12pt" style:language-asian="en" style:country-asian="US" style:font-style-asian="italic" style:font-style-complex="italic"/>
    </style:style>
    <style:style style:name="Sub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Encabezad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Título" style:family="graphic">
      <style:paragraph-properties fo:margin-top="0.746cm" fo:margin-bottom="0.374cm" fo:line-height="115%" fo:text-align="start" style:text-autospace="none" style:writing-mode="lr-tb"/>
      <style:text-properties fo:color="#00000a" style:font-name="Liberation Sans" fo:font-family="'Liberation Sans', Arial" style:font-family-generic="roman" style:font-pitch="variable" fo:font-size="14pt" fo:language="en" fo:country="US" style:font-name-asian="Arial Unicode MS1" style:font-family-asian="'Arial Unicode MS'" style:font-family-generic-asian="swiss" style:font-pitch-asian="variable" style:font-size-asian="14pt" style:language-asian="en" style:country-asian="US"/>
    </style:style>
    <style:style style:name="Cita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Texto_20_preformateado" style:display-name="Texto preformateado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Pie_20_de_20_página" style:display-name="Pie de página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miento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style:font-name="Calibri" fo:font-family="Calibri" style:font-family-generic="roman" style:font-pitch="variable" fo:font-size="11pt" fo:language="en" fo:country="US" fo:font-style="italic" fo:font-weight="bold" style:font-name-asian="DejaVu Sans1" style:font-family-asian="'DejaVu Sans'" style:font-family-generic-asian="roman" style:font-pitch-asian="variable" style:font-size-asian="11pt" style:language-asian="en" style:country-asian="US" style:font-style-asian="italic" style:font-weight-asian="bold" style:font-style-complex="italic" style:font-weight-complex="bold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fo:color="#00000a" style:font-name="Tahoma" fo:font-family="Tahoma" style:font-family-generic="roman" style:font-pitch="variable" fo:font-size="8pt" fo:language="en" fo:country="US" style:font-name-asian="Tahoma2" style:font-family-asian="Tahoma" style:font-family-generic-asian="swiss" style:font-pitch-asian="variable" style:font-size-asian="8pt" style:language-asian="en" style:country-asian="US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fo:font-weight="bold" style:font-name-asian="DejaVu Sans1" style:font-family-asian="'DejaVu Sans'" style:font-family-generic-asian="roman" style:font-pitch-asian="variable" style:font-size-asian="10pt" style:language-asian="en" style:country-asian="US" style:font-weight-asian="bold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0pt" fo:language="en" fo:country="US" style:font-name-asian="DejaVu Sans1" style:font-family-asian="'DejaVu Sans'" style:font-family-generic-asian="roman" style:font-pitch-asian="variable" style:font-size-asian="10pt" style:language-asian="en" style:country-asian="US"/>
    </style:style>
    <style:style style:name="Normal1" style:family="graphic">
      <style:paragraph-properties fo:margin-top="0cm" fo:margin-bottom="0.623cm" fo:line-height="115%" fo:text-align="start" style:text-autospace="none" style:writing-mode="lr-tb"/>
      <style:text-properties fo:color="#000000"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style:font-name="Calibri" fo:font-family="Calibri" style:font-family-generic="roman" style:font-pitch="variable" fo:font-size="9pt" fo:language="en" fo:country="US" fo:font-weight="bold" style:font-name-asian="DejaVu Sans1" style:font-family-asian="'DejaVu Sans'" style:font-family-generic-asian="roman" style:font-pitch-asian="variable" style:font-size-asian="9pt" style:language-asian="en" style:country-asian="US" style:font-weight-asian="bold" style:font-weight-complex="bold"/>
    </style:style>
    <style:style style:name="Índice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Pie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a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reeSans1" style:font-family-asian="FreeSans" style:font-family-generic-asian="swiss" style:font-pitch-asian="variable" style:font-size-asian="11pt" style:language-asian="en" style:country-asian="US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font3151" style:font-family-asian="font315" style:font-pitch-asian="variable" style:font-size-asian="11pt" style:language-asian="en" style:country-asian="US"/>
    </style:style>
    <style:style style:name="Cuerpo_20_de_20_texto" style:display-name="Cue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3" style:display-name="Encabezado 3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2" style:display-name="Encabezado 2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DejaVu Sans1" style:font-family-asian="'DejaVu Sans'" style:font-family-generic-asian="roman" style:font-pitch-asian="variable" style:font-size-asian="11pt" style:language-asian="en" style:country-asian="US"/>
    </style:style>
    <style:style style:name="Encabezado_20_1" style:display-name="Encabezado 1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font-name-asian="DejaVu Sans1" style:font-family-asian="'DejaVu Sans'" style:font-family-generic-asian="roman" style:font-pitch-asian="variable" style:font-size-asian="14pt" style:language-asian="en" style:country-asian="US" style:font-weight-asian="bold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FreeSans1" style:font-family-asian="FreeSans" style:font-family-generic-asian="swiss" style:font-pitch-asian="variable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DejaVu Sans2" style:font-family-asian="'DejaVu Sans'" style:font-family-generic-asian="swiss" style:font-pitch-asian="variable" style:font-size-asian="11pt" style:language-asian="en" style:country-asian="US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1T14:13:00.400353423</meta:creation-date>
    <dc:date>2016-06-10T12:35:10.921913320</dc:date>
    <meta:editing-duration>PT21M46S</meta:editing-duration>
    <meta:editing-cycles>13</meta:editing-cycles>
    <meta:generator>LibreOffice/5.0.3.2$Linux_X86_64 LibreOffice_project/00m0$Build-2</meta:generator>
    <meta:document-statistic meta:object-count="51"/>
  </office:meta>
</office:document-meta>
</file>